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" style:font-size-asian="8pt" style:font-style-asian="normal" style:font-weight-asian="normal" style:font-name-complex="Noto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Select type of</text:p>
          <text:p text:style-name="P1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2.8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4.769cm" svg:y="9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152cm" svg:y="12.157cm">
          <text:p text:style-name="P3">Invalid</text:p>
          <text:p text:style-name="P1">Am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2.9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Ba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3.751cm" svg:height="2.747cm" svg:x="31.247cm" svg:y="20.195cm">
          <text:p text:style-name="P1">Invalid</text:p>
          <text:p text:style-name="P1">Am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751cm" svg:height="2.747cm" svg:x="36.705cm" svg:y="20.195cm">
          <text:p text:style-name="P1">Customer</text:p>
          <text:p text:style-name="P1">Successfully</text:p>
          <text:p text:style-name="P1">Regist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23.276cm" svg:y="22.406cm"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13.503cm" svg:y="22.329cm">
          <text:p text:style-name="P1">Print 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713cm" svg:y="2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4" draw:layer="layout" svg:x1="15.572cm" svg:y1="9.278cm" svg:x2="15.59cm" svg:y2="9.914cm" draw:start-shape="id3" draw:start-glue-point="2" draw:end-shape="id4" draw:end-glue-point="4" svg:d="M15572 9278v318h18v318" svg:viewBox="0 0 19 637">
          <text:p/>
        </draw:connector>
        <draw:connector draw:style-name="gr6" draw:text-style-name="P4" draw:layer="layout" svg:x1="14.769cm" svg:y1="10.734cm" svg:x2="13.027cm" svg:y2="12.157cm" draw:start-shape="id4" draw:start-glue-point="5" draw:end-shape="id5" draw:end-glue-point="0" svg:d="M14769 10734h-1742v1423" svg:viewBox="0 0 1743 1424">
          <text:p/>
        </draw:connector>
        <draw:connector draw:style-name="gr6" draw:text-style-name="P4" draw:layer="layout" svg:x1="16.411cm" svg:y1="10.734cm" svg:x2="18.318cm" svg:y2="12.257cm" draw:start-shape="id4" draw:start-glue-point="7" draw:end-shape="id6" draw:end-glue-point="0" svg:d="M16411 10734h1907v1523" svg:viewBox="0 0 1908 1524">
          <text:p/>
        </draw:connector>
        <draw:connector draw:style-name="gr6" draw:text-style-name="P4" draw:layer="layout" draw:line-skew="0cm -0.48cm" svg:x1="13.027cm" svg:y1="14.904cm" svg:x2="3.262cm" svg:y2="6.693cm" draw:start-shape="id5" draw:start-glue-point="2" draw:end-shape="id2" draw:end-glue-point="3" svg:d="M13027 14904v501h-10747v-8712h982" svg:viewBox="0 0 10748 8713">
          <text:p/>
        </draw:connector>
        <draw:connector draw:style-name="gr6" draw:text-style-name="P4" draw:layer="layout" svg:x1="18.318cm" svg:y1="15.004cm" svg:x2="25.654cm" svg:y2="13.698cm" draw:start-shape="id6" draw:start-glue-point="2" draw:end-shape="id7" draw:end-glue-point="0" svg:d="M18318 15004v501h3250v-2309h4086v502" svg:viewBox="0 0 7337 2310">
          <text:p/>
        </draw:connector>
        <draw:connector draw:style-name="gr6" draw:text-style-name="P4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connector draw:style-name="gr6" draw:text-style-name="P4" draw:layer="layout" svg:x1="34.87cm" svg:y1="18.831cm" svg:x2="33.122cm" svg:y2="20.195cm" draw:start-shape="id9" draw:start-glue-point="5" draw:end-shape="id10" draw:end-glue-point="0" svg:d="M34870 18831h-1748v1364" svg:viewBox="0 0 1749 1365">
          <text:p/>
        </draw:connector>
        <draw:connector draw:style-name="gr6" draw:text-style-name="P4" xml:id="id17" draw:id="id17" draw:layer="layout" svg:x1="36.512cm" svg:y1="18.831cm" svg:x2="38.58cm" svg:y2="20.195cm" draw:start-shape="id9" draw:start-glue-point="7" draw:end-shape="id11" draw:end-glue-point="0" svg:d="M36512 18831h2068v1364" svg:viewBox="0 0 2069 1365">
          <text:p/>
        </draw:connector>
        <draw:line draw:style-name="gr7" draw:text-style-name="P4" draw:layer="layout" svg:x1="32.977cm" svg:y1="22.97cm" svg:x2="32.977cm" svg:y2="23.548cm">
          <text:p/>
        </draw:line>
        <draw:line draw:style-name="gr7" draw:text-style-name="P4" draw:layer="layout" svg:x1="38.629cm" svg:y1="22.97cm" svg:x2="38.629cm" svg:y2="24.269cm">
          <text:p/>
        </draw:line>
        <draw:line draw:style-name="gr6" draw:text-style-name="P4" draw:layer="layout" svg:x1="32.953cm" svg:y1="23.524cm" svg:x2="28.681cm" svg:y2="23.524cm">
          <text:p/>
        </draw:line>
        <draw:line draw:style-name="gr6" draw:text-style-name="P4" draw:layer="layout" svg:x1="38.605cm" svg:y1="24.173cm" svg:x2="28.671cm" svg:y2="24.173cm">
          <text:p/>
        </draw:line>
        <draw:line draw:style-name="gr6" draw:text-style-name="P4" draw:layer="layout" svg:x1="23.235cm" svg:y1="23.452cm" svg:x2="18.882cm" svg:y2="23.452cm">
          <text:p/>
        </draw:line>
        <draw:line draw:style-name="gr6" draw:text-style-name="P4" draw:layer="layout" svg:x1="23.26cm" svg:y1="24.198cm" svg:x2="18.907cm" svg:y2="24.198cm">
          <text:p/>
        </draw:line>
        <draw:line draw:style-name="gr7" draw:text-style-name="P4" draw:layer="layout" svg:x1="13.494cm" svg:y1="24.005cm" svg:x2="12.291cm" svg:y2="24.005cm">
          <text:p/>
        </draw:line>
        <draw:line draw:style-name="gr7" draw:text-style-name="P4" xml:id="id12" draw:id="id12" draw:layer="layout" svg:x1="12.291cm" svg:y1="23.981cm" svg:x2="12.291cm" svg:y2="27.541cm">
          <text:p/>
        </draw:line>
        <draw:connector draw:style-name="gr6" draw:text-style-name="P4" draw:layer="layout" svg:x1="12.291cm" svg:y1="27.541cm" svg:x2="15.713cm" svg:y2="27.542cm" draw:start-shape="id12" draw:start-glue-point="2" draw:end-shape="id13" draw:end-glue-point="6" svg:d="M12291 27541h1685v1h1737" svg:viewBox="0 0 3423 2">
          <text:p/>
        </draw:connector>
        <draw:line draw:style-name="gr7" draw:text-style-name="P4" draw:layer="layout" svg:x1="13.518cm" svg:y1="23.356cm" svg:x2="2.252cm" svg:y2="23.356cm">
          <text:p/>
        </draw:line>
        <draw:line draw:style-name="gr7" draw:text-style-name="P4" draw:layer="layout" svg:x1="2.28cm" svg:y1="15.398cm" svg:x2="2.263cm" svg:y2="23.358cm">
          <text:p/>
        </draw:line>
        <draw:custom-shape draw:style-name="gr2" draw:text-style-name="P1" xml:id="id14" draw:id="id14" draw:layer="layout" svg:width="5.425cm" svg:height="2.747cm" svg:x="3.27cm" svg:y="9.368cm">
          <text:p text:style-name="P1">Enter </text:p>
          <text:p text:style-name="P1">Am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5.974cm" svg:y1="8.067cm" svg:x2="5.982cm" svg:y2="9.368cm" draw:start-shape="id2" draw:start-glue-point="2" draw:end-shape="id14" draw:end-glue-point="0" svg:d="M5974 8067v650h8v651" svg:viewBox="0 0 9 1302">
          <text:p/>
        </draw:connector>
        <draw:connector draw:style-name="gr6" draw:text-style-name="P4" draw:layer="layout" svg:x1="5.982cm" svg:y1="12.115cm" svg:x2="15.572cm" svg:y2="6.531cm" draw:start-shape="id14" draw:start-glue-point="2" draw:end-shape="id3" draw:end-glue-point="0" svg:d="M5982 12115v501h4795v-6587h4795v502" svg:viewBox="0 0 9591 6588">
          <text:p/>
        </draw:connector>
        <draw:custom-shape draw:style-name="gr3" draw:text-style-name="P1" xml:id="id15" draw:id="id15" draw:layer="layout" svg:width="1.642cm" svg:height="1.641cm" svg:x="24.854cm" svg:y="17.2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5.654cm" svg:y1="16.445cm" svg:x2="25.675cm" svg:y2="17.204cm" draw:start-shape="id7" draw:start-glue-point="2" draw:end-shape="id15" draw:end-glue-point="4" svg:d="M25654 16445v379h21v380" svg:viewBox="0 0 22 760">
          <text:p/>
        </draw:connector>
        <draw:connector draw:style-name="gr6" draw:text-style-name="P4" draw:layer="layout" svg:x1="25.675cm" svg:y1="18.845cm" svg:x2="35.701cm" svg:y2="14.435cm" draw:start-shape="id15" draw:start-glue-point="6" draw:end-shape="id8" draw:end-glue-point="0" svg:d="M25675 18845v501h4068v-5413h5958v502" svg:viewBox="0 0 10027 5414">
          <text:p/>
        </draw:connector>
        <draw:line draw:style-name="gr7" draw:text-style-name="P4" draw:layer="layout" svg:x1="26.459cm" svg:y1="18.019cm" svg:x2="28.787cm" svg:y2="18.019cm">
          <text:p/>
        </draw:line>
        <draw:line draw:style-name="gr7" draw:text-style-name="P4" xml:id="id16" draw:id="id16" draw:layer="layout" svg:x1="28.761cm" svg:y1="18.019cm" svg:x2="28.761cm" svg:y2="12.753cm">
          <text:p/>
        </draw:line>
        <draw:connector draw:style-name="gr6" draw:text-style-name="P4" draw:layer="layout" svg:x1="28.761cm" svg:y1="12.753cm" svg:x2="38.58cm" svg:y2="18.831cm" draw:start-shape="id16" draw:start-glue-point="0" draw:end-shape="id17" draw:end-glue-point="0" svg:d="M28761 12753h9819v6078" svg:viewBox="0 0 9820 6079">
          <text:p/>
        </draw:connector>
        <draw:frame draw:style-name="gr8" draw:text-style-name="P5" draw:layer="layout" svg:width="2.733cm" svg:height="0.569cm" svg:x="26.194cm" svg:y="17.357cm">
          <draw:text-box>
            <text:p><text:span text:style-name="T1">&lt;&lt;View History&gt;&gt;</text:span></text:p>
          </draw:text-box>
        </draw:frame>
        <draw:frame draw:style-name="gr8" draw:text-style-name="P5" draw:layer="layout" svg:width="3.008cm" svg:height="0.569cm" svg:x="25.64cm" svg:y="18.628cm">
          <draw:text-box>
            <text:p><text:span text:style-name="T2">&lt;&lt;</text:span><text:span text:style-name="T1">Purchase/Sal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6T20:13:16.383424993</dc:date>
    <meta:editing-duration>PT44M59S</meta:editing-duration>
    <meta:editing-cycles>13</meta:editing-cycles>
    <meta:generator>LibreOffice/6.0.4.2$Linux_X86_64 LibreOffice_project/00m0$Build-2</meta:generator>
    <meta:document-statistic meta:object-count="46"/>
  </office:meta>
</office:document-meta>
</file>